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D0000019627739CA8E1295942.png" manifest:media-type="image/png"/>
  <manifest:file-entry manifest:full-path="Pictures/10000201000002B4000002D666AE57EF824BAD36.png" manifest:media-type="image/png"/>
  <manifest:file-entry manifest:full-path="Pictures/100002010000083100000624EAAE6E58B696FF8A.png" manifest:media-type="image/png"/>
  <manifest:file-entry manifest:full-path="Pictures/10000201000008280000061BE9540CEFFE324984.png" manifest:media-type="image/png"/>
  <manifest:file-entry manifest:full-path="Pictures/1000020100000233000001A7EF9607D97496BCD7.png" manifest:media-type="image/png"/>
  <manifest:file-entry manifest:full-path="Pictures/10000201000002E40000034556AA1261B1D8B2F4.png" manifest:media-type="image/png"/>
  <manifest:file-entry manifest:full-path="Pictures/10000201000002E500000313AD8F47BE1D022C36.png" manifest:media-type="image/png"/>
  <manifest:file-entry manifest:full-path="Pictures/10000201000001AB0000024A1E49B6950DBED022.png" manifest:media-type="image/png"/>
  <manifest:file-entry manifest:full-path="Pictures/10000201000001E80000025EBFC5E0AFC2BB09A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609cm" svg:height="11.933cm" svg:x="-5.604cm" svg:y="3.545cm">
          <draw:image xlink:href="Pictures/10000201000001E80000025EBFC5E0AFC2BB09A5.png" xlink:type="simple" xlink:show="embed" xlink:actuate="onLoad" loext:mime-type="image/png">
            <text:p/>
          </draw:image>
        </draw:frame>
        <draw:frame draw:style-name="gr1" draw:text-style-name="P1" draw:layer="layout" svg:width="8.328cm" svg:height="11.43cm" svg:x="4.61cm" svg:y="3.54cm">
          <draw:image xlink:href="Pictures/10000201000001AB0000024A1E49B6950DBED022.png" xlink:type="simple" xlink:show="embed" xlink:actuate="onLoad" loext:mime-type="image/png">
            <text:p/>
          </draw:image>
        </draw:frame>
        <draw:frame draw:style-name="gr1" draw:text-style-name="P1" draw:layer="layout" svg:width="9.836cm" svg:height="11.125cm" svg:x="13.531cm" svg:y="3.667cm">
          <draw:image xlink:href="Pictures/10000201000002E40000034556AA1261B1D8B2F4.png" xlink:type="simple" xlink:show="embed" xlink:actuate="onLoad" loext:mime-type="image/png">
            <text:p/>
          </draw:image>
        </draw:frame>
        <draw:frame draw:style-name="gr1" draw:text-style-name="P1" draw:layer="layout" svg:width="5.083cm" svg:height="3.81cm" svg:x="0.69cm" svg:y="15.486cm">
          <draw:image xlink:href="Pictures/100002010000083100000624EAAE6E58B696FF8A.png" xlink:type="simple" xlink:show="embed" xlink:actuate="onLoad" loext:mime-type="image/png">
            <text:p/>
          </draw:image>
        </draw:frame>
        <draw:frame draw:style-name="gr1" draw:text-style-name="P1" draw:layer="layout" svg:width="4.499cm" svg:height="4.72cm" svg:x="12.885cm" svg:y="14.957cm">
          <draw:image xlink:href="Pictures/10000201000002B4000002D666AE57EF824BAD36.png" xlink:type="simple" xlink:show="embed" xlink:actuate="onLoad" loext:mime-type="image/png">
            <text:p/>
          </draw:image>
        </draw:frame>
        <draw:frame draw:style-name="gr1" draw:text-style-name="P1" draw:layer="layout" svg:width="4.562cm" svg:height="4.845cm" svg:x="13.52cm" svg:y="19.785cm">
          <draw:image xlink:href="Pictures/10000201000002E500000313AD8F47BE1D022C36.png" xlink:type="simple" xlink:show="embed" xlink:actuate="onLoad" loext:mime-type="image/png">
            <text:p/>
          </draw:image>
        </draw:frame>
        <draw:frame draw:style-name="gr1" draw:text-style-name="P1" draw:layer="layout" svg:width="5.172cm" svg:height="3.886cm" svg:x="6.789cm" svg:y="20.363cm">
          <draw:image xlink:href="Pictures/1000020100000233000001A7EF9607D97496BCD7.png" xlink:type="simple" xlink:show="embed" xlink:actuate="onLoad" loext:mime-type="image/png">
            <text:p/>
          </draw:image>
        </draw:frame>
        <draw:frame draw:style-name="gr1" draw:text-style-name="P1" draw:layer="layout" svg:width="5.023cm" svg:height="3.661cm" svg:x="0.693cm" svg:y="20.312cm">
          <draw:image xlink:href="Pictures/100002010000022D0000019627739CA8E1295942.png" xlink:type="simple" xlink:show="embed" xlink:actuate="onLoad" loext:mime-type="image/png">
            <text:p/>
          </draw:image>
        </draw:frame>
        <draw:frame draw:style-name="gr1" draw:text-style-name="P1" draw:layer="layout" svg:width="5.324cm" svg:height="3.985cm" svg:x="6.672cm" svg:y="15.486cm">
          <draw:image xlink:href="Pictures/10000201000008280000061BE9540CEFFE32498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19:46:22.400246291</meta:creation-date>
    <dc:date>2021-09-18T22:05:50.871870914</dc:date>
    <meta:editing-duration>P4DT2H9M18S</meta:editing-duration>
    <meta:editing-cycles>1</meta:editing-cycles>
    <meta:document-statistic meta:object-count="9"/>
    <meta:generator>LibreOffice/6.4.7.2$Linux_X86_64 LibreOffice_project/40$Build-2</meta:generator>
  </office:meta>
</office:document-meta>
</file>